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3921in" svg:height="6.5362in" svg:x="3.2374in" svg:y="0.2299in">
            <draw:object draw:notify-on-update-of-ranges="Sheet1.A2:Sheet1.A25 Sheet1.B1:Sheet1.B1 Sheet1.B2:Sheet1.B25 Sheet1.C1:Sheet1.C1 Sheet1.C2:Sheet1.C25" xlink:href="./Object 1" xlink:type="simple" xlink:show="embed" xlink:actuate="onLoad"/>
            <draw:image xlink:href="./ObjectReplacements/Object 1" xlink:type="simple" xlink:show="embed" xlink:actuate="onLoad"/>
            <svg:title>Ego 0 - w/o Ego in Circles</svg:title>
          </draw:frame>
          <draw:frame draw:z-index="1" draw:style-name="gr1" draw:text-style-name="P1" svg:width="10.4031in" svg:height="5.7091in" svg:x="3.2043in" svg:y="6.9654in">
            <draw:object draw:notify-on-update-of-ranges="Sheet1.A28:Sheet1.A44 Sheet1.B1:Sheet1.B1 Sheet1.B28:Sheet1.B44 Sheet1.C1:Sheet1.C1 Sheet1.C28:Sheet1.C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8465in" svg:height="5.7957in" svg:x="3.0024in" svg:y="13.2681in">
            <draw:object draw:notify-on-update-of-ranges="Sheet1.A77:Sheet1.A100 Sheet1.B1:Sheet1.B1 Sheet1.B77:Sheet1.B100 Sheet1.C1:Sheet1.C1 Sheet1.C77:Sheet1.C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8094in" svg:height="6.7972in" svg:x="3.0067in" svg:y="19.3039in">
            <draw:object draw:notify-on-update-of-ranges="Sheet1.A105:Sheet1.A121 Sheet1.B1:Sheet1.B1 Sheet1.B105:Sheet1.B121 Sheet1.C1:Sheet1.C1 Sheet1.C105:Sheet1.C1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226in" svg:height="6.5465in" svg:x="2.8862in" svg:y="27.7748in">
            <draw:object draw:notify-on-update-of-ranges="Sheet1.B156:Sheet1.B156 Sheet1.B157:Sheet1.B9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.6102in" svg:height="6.3579in" svg:x="3.1606in" svg:y="163.113in">
            <draw:object draw:notify-on-update-of-ranges="Sheet1.B156:Sheet1.B156 Sheet1.B916:Sheet1.B9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# common att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2"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4">
          <table:table-cell table:number-columns-repeated="6"/>
        </table:table-row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degree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42" calcext:value-type="float">
            <text:p>44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14" calcext:value-type="float">
            <text:p>41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414" calcext:value-type="float">
            <text:p>41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10" calcext:value-type="float">
            <text:p>41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04" calcext:value-type="float">
            <text:p>40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96" calcext:value-type="float">
            <text:p>39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396" calcext:value-type="float">
            <text:p>39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96" calcext:value-type="float">
            <text:p>39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396" calcext:value-type="float">
            <text:p>39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394" calcext:value-type="float">
            <text:p>39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394" calcext:value-type="float">
            <text:p>39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94" calcext:value-type="float">
            <text:p>39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392" calcext:value-type="float">
            <text:p>39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90" calcext:value-type="float">
            <text:p>39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90" calcext:value-type="float">
            <text:p>39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388" calcext:value-type="float">
            <text:p>38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386" calcext:value-type="float">
            <text:p>386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386" calcext:value-type="float">
            <text:p>38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384" calcext:value-type="float">
            <text:p>38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</text:p>
          </table:table-cell>
          <table:table-cell table:formula="of:= SLOPE(LN([.B157:.B912]);LN([.C157:.C912]))" office:value-type="float" office:value="-0.927491178033082" calcext:value-type="float">
            <text:p>-0.927491178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82" calcext:value-type="float">
            <text:p>38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b</text:p>
          </table:table-cell>
          <table:table-cell table:style-name="ce1" table:formula="of:= EXP(INTERCEPT(LN([.B157:.B912]);LN([.C157:.C912])))" office:value-type="float" office:value="18290.9571180832" calcext:value-type="float">
            <text:p>18290.9571180832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82" calcext:value-type="float">
            <text:p>38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^2</text:p>
          </table:table-cell>
          <table:table-cell table:formula="of:= RSQ(LN([.B157:.B912]);LN([.C157:.C912]))" office:value-type="float" office:value="0.593970264240097" calcext:value-type="float">
            <text:p>0.593970264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380" calcext:value-type="float">
            <text:p>38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80" calcext:value-type="float">
            <text:p>38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80" calcext:value-type="float">
            <text:p>38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380" calcext:value-type="float">
            <text:p>38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78" calcext:value-type="float">
            <text:p>378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78" calcext:value-type="float">
            <text:p>37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376" calcext:value-type="float">
            <text:p>37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376" calcext:value-type="float">
            <text:p>376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376" calcext:value-type="float">
            <text:p>37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74" calcext:value-type="float">
            <text:p>37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74" calcext:value-type="float">
            <text:p>374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374" calcext:value-type="float">
            <text:p>374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72" calcext:value-type="float">
            <text:p>37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372" calcext:value-type="float">
            <text:p>37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372" calcext:value-type="float">
            <text:p>37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70" calcext:value-type="float">
            <text:p>37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370" calcext:value-type="float">
            <text:p>370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370" calcext:value-type="float">
            <text:p>37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68" calcext:value-type="float">
            <text:p>36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68" calcext:value-type="float">
            <text:p>36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68" calcext:value-type="float">
            <text:p>368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66" calcext:value-type="float">
            <text:p>366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66" calcext:value-type="float">
            <text:p>36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64" calcext:value-type="float">
            <text:p>364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64" calcext:value-type="float">
            <text:p>36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362" calcext:value-type="float">
            <text:p>362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62" calcext:value-type="float">
            <text:p>362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360" calcext:value-type="float">
            <text:p>36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360" calcext:value-type="float">
            <text:p>36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58" calcext:value-type="float">
            <text:p>35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56" calcext:value-type="float">
            <text:p>356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356" calcext:value-type="float">
            <text:p>35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356" calcext:value-type="float">
            <text:p>356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356" calcext:value-type="float">
            <text:p>356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354" calcext:value-type="float">
            <text:p>354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354" calcext:value-type="float">
            <text:p>354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354" calcext:value-type="float">
            <text:p>35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52" calcext:value-type="float">
            <text:p>352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52" calcext:value-type="float">
            <text:p>35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52" calcext:value-type="float">
            <text:p>352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52" calcext:value-type="float">
            <text:p>352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350" calcext:value-type="float">
            <text:p>350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48" calcext:value-type="float">
            <text:p>348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48" calcext:value-type="float">
            <text:p>34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346" calcext:value-type="float">
            <text:p>34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346" calcext:value-type="float">
            <text:p>346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6" calcext:value-type="float">
            <text:p>34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46" calcext:value-type="float">
            <text:p>346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44" calcext:value-type="float">
            <text:p>34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344" calcext:value-type="float">
            <text:p>34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44" calcext:value-type="float">
            <text:p>344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42" calcext:value-type="float">
            <text:p>342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340" calcext:value-type="float">
            <text:p>34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338" calcext:value-type="float">
            <text:p>338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38" calcext:value-type="float">
            <text:p>33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36" calcext:value-type="float">
            <text:p>336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36" calcext:value-type="float">
            <text:p>336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336" calcext:value-type="float">
            <text:p>336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36" calcext:value-type="float">
            <text:p>336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334" calcext:value-type="float">
            <text:p>334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332" calcext:value-type="float">
            <text:p>33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32" calcext:value-type="float">
            <text:p>332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330" calcext:value-type="float">
            <text:p>33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30" calcext:value-type="float">
            <text:p>33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330" calcext:value-type="float">
            <text:p>33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328" calcext:value-type="float">
            <text:p>328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28" calcext:value-type="float">
            <text:p>328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28" calcext:value-type="float">
            <text:p>328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28" calcext:value-type="float">
            <text:p>328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326" calcext:value-type="float">
            <text:p>326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322" calcext:value-type="float">
            <text:p>322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22" calcext:value-type="float">
            <text:p>32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322" calcext:value-type="float">
            <text:p>322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322" calcext:value-type="float">
            <text:p>322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20" calcext:value-type="float">
            <text:p>32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320" calcext:value-type="float">
            <text:p>320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20" calcext:value-type="float">
            <text:p>32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320" calcext:value-type="float">
            <text:p>320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18" calcext:value-type="float">
            <text:p>318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6" calcext:value-type="float">
            <text:p>316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316" calcext:value-type="float">
            <text:p>316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16" calcext:value-type="float">
            <text:p>316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316" calcext:value-type="float">
            <text:p>316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14" calcext:value-type="float">
            <text:p>314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312" calcext:value-type="float">
            <text:p>312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310" calcext:value-type="float">
            <text:p>31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310" calcext:value-type="float">
            <text:p>310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310" calcext:value-type="float">
            <text:p>31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08" calcext:value-type="float">
            <text:p>308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308" calcext:value-type="float">
            <text:p>308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08" calcext:value-type="float">
            <text:p>30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06" calcext:value-type="float">
            <text:p>306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306" calcext:value-type="float">
            <text:p>306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04" calcext:value-type="float">
            <text:p>304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02" calcext:value-type="float">
            <text:p>302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302" calcext:value-type="float">
            <text:p>302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02" calcext:value-type="float">
            <text:p>302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302" calcext:value-type="float">
            <text:p>302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96" calcext:value-type="float">
            <text:p>296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94" calcext:value-type="float">
            <text:p>29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94" calcext:value-type="float">
            <text:p>294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94" calcext:value-type="float">
            <text:p>29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294" calcext:value-type="float">
            <text:p>294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92" calcext:value-type="float">
            <text:p>29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92" calcext:value-type="float">
            <text:p>292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92" calcext:value-type="float">
            <text:p>292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90" calcext:value-type="float">
            <text:p>29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88" calcext:value-type="float">
            <text:p>28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84" calcext:value-type="float">
            <text:p>284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84" calcext:value-type="float">
            <text:p>284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82" calcext:value-type="float">
            <text:p>282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82" calcext:value-type="float">
            <text:p>28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82" calcext:value-type="float">
            <text:p>282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82" calcext:value-type="float">
            <text:p>282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82" calcext:value-type="float">
            <text:p>28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82" calcext:value-type="float">
            <text:p>282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80" calcext:value-type="float">
            <text:p>280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80" calcext:value-type="float">
            <text:p>280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280" calcext:value-type="float">
            <text:p>28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78" calcext:value-type="float">
            <text:p>278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78" calcext:value-type="float">
            <text:p>278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78" calcext:value-type="float">
            <text:p>27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76" calcext:value-type="float">
            <text:p>276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76" calcext:value-type="float">
            <text:p>276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72" calcext:value-type="float">
            <text:p>272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72" calcext:value-type="float">
            <text:p>27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0" calcext:value-type="float">
            <text:p>27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70" calcext:value-type="float">
            <text:p>27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70" calcext:value-type="float">
            <text:p>270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68" calcext:value-type="float">
            <text:p>26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68" calcext:value-type="float">
            <text:p>268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68" calcext:value-type="float">
            <text:p>268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64" calcext:value-type="float">
            <text:p>264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64" calcext:value-type="float">
            <text:p>264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62" calcext:value-type="float">
            <text:p>262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60" calcext:value-type="float">
            <text:p>260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60" calcext:value-type="float">
            <text:p>260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58" calcext:value-type="float">
            <text:p>258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58" calcext:value-type="float">
            <text:p>258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56" calcext:value-type="float">
            <text:p>256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54" calcext:value-type="float">
            <text:p>254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54" calcext:value-type="float">
            <text:p>254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52" calcext:value-type="float">
            <text:p>252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52" calcext:value-type="float">
            <text:p>252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46" calcext:value-type="float">
            <text:p>246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46" calcext:value-type="float">
            <text:p>246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46" calcext:value-type="float">
            <text:p>246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40" calcext:value-type="float">
            <text:p>240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32" calcext:value-type="float">
            <text:p>232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30" calcext:value-type="float">
            <text:p>230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26" calcext:value-type="float">
            <text:p>226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26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24" calcext:value-type="float">
            <text:p>224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20" calcext:value-type="float">
            <text:p>220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18" calcext:value-type="float">
            <text:p>218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18" calcext:value-type="float">
            <text:p>218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18" calcext:value-type="float">
            <text:p>218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18" calcext:value-type="float">
            <text:p>218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18" calcext:value-type="float">
            <text:p>218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16" calcext:value-type="float">
            <text:p>216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16" calcext:value-type="float">
            <text:p>216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12" calcext:value-type="float">
            <text:p>21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12" calcext:value-type="float">
            <text:p>212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12" calcext:value-type="float">
            <text:p>212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10" calcext:value-type="float">
            <text:p>21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10" calcext:value-type="float">
            <text:p>210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6" calcext:value-type="float">
            <text:p>206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06" calcext:value-type="float">
            <text:p>206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06" calcext:value-type="float">
            <text:p>206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4" calcext:value-type="float">
            <text:p>204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202" calcext:value-type="float">
            <text:p>202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0" calcext:value-type="float">
            <text:p>200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00" calcext:value-type="float">
            <text:p>200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98" calcext:value-type="float">
            <text:p>198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98" calcext:value-type="float">
            <text:p>198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98" calcext:value-type="float">
            <text:p>198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96" calcext:value-type="float">
            <text:p>196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96" calcext:value-type="float">
            <text:p>196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96" calcext:value-type="float">
            <text:p>196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94" calcext:value-type="float">
            <text:p>194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2" calcext:value-type="float">
            <text:p>192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92" calcext:value-type="float">
            <text:p>192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92" calcext:value-type="float">
            <text:p>192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92" calcext:value-type="float">
            <text:p>192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0" calcext:value-type="float">
            <text:p>190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90" calcext:value-type="float">
            <text:p>190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90" calcext:value-type="float">
            <text:p>190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90" calcext:value-type="float">
            <text:p>190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88" calcext:value-type="float">
            <text:p>188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88" calcext:value-type="float">
            <text:p>18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88" calcext:value-type="float">
            <text:p>18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88" calcext:value-type="float">
            <text:p>188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88" calcext:value-type="float">
            <text:p>188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86" calcext:value-type="float">
            <text:p>18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86" calcext:value-type="float">
            <text:p>186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86" calcext:value-type="float">
            <text:p>186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86" calcext:value-type="float">
            <text:p>186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86" calcext:value-type="float">
            <text:p>186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84" calcext:value-type="float">
            <text:p>184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84" calcext:value-type="float">
            <text:p>184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84" calcext:value-type="float">
            <text:p>184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82" calcext:value-type="float">
            <text:p>182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82" calcext:value-type="float">
            <text:p>182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82" calcext:value-type="float">
            <text:p>182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80" calcext:value-type="float">
            <text:p>180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78" calcext:value-type="float">
            <text:p>178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76" calcext:value-type="float">
            <text:p>176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176" calcext:value-type="float">
            <text:p>176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76" calcext:value-type="float">
            <text:p>176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74" calcext:value-type="float">
            <text:p>174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72" calcext:value-type="float">
            <text:p>172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2" calcext:value-type="float">
            <text:p>172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72" calcext:value-type="float">
            <text:p>172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72" calcext:value-type="float">
            <text:p>172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0" calcext:value-type="float">
            <text:p>170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70" calcext:value-type="float">
            <text:p>170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70" calcext:value-type="float">
            <text:p>170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8" calcext:value-type="float">
            <text:p>168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66" calcext:value-type="float">
            <text:p>166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64" calcext:value-type="float">
            <text:p>164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2" calcext:value-type="float">
            <text:p>162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8" calcext:value-type="float">
            <text:p>158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58" calcext:value-type="float">
            <text:p>158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58" calcext:value-type="float">
            <text:p>158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58" calcext:value-type="float">
            <text:p>158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58" calcext:value-type="float">
            <text:p>158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56" calcext:value-type="float">
            <text:p>156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54" calcext:value-type="float">
            <text:p>154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54" calcext:value-type="float">
            <text:p>154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52" calcext:value-type="float">
            <text:p>152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52" calcext:value-type="float">
            <text:p>152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152" calcext:value-type="float">
            <text:p>152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50" calcext:value-type="float">
            <text:p>150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48" calcext:value-type="float">
            <text:p>148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46" calcext:value-type="float">
            <text:p>146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46" calcext:value-type="float">
            <text:p>146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44" calcext:value-type="float">
            <text:p>144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44" calcext:value-type="float">
            <text:p>144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44" calcext:value-type="float">
            <text:p>144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42" calcext:value-type="float">
            <text:p>142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42" calcext:value-type="float">
            <text:p>142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40" calcext:value-type="float">
            <text:p>140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40" calcext:value-type="float">
            <text:p>140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40" calcext:value-type="float">
            <text:p>140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40" calcext:value-type="float">
            <text:p>140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38" calcext:value-type="float">
            <text:p>13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36" calcext:value-type="float">
            <text:p>136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36" calcext:value-type="float">
            <text:p>136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36" calcext:value-type="float">
            <text:p>136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32" calcext:value-type="float">
            <text:p>132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30" calcext:value-type="float">
            <text:p>130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30" calcext:value-type="float">
            <text:p>130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30" calcext:value-type="float">
            <text:p>130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28" calcext:value-type="float">
            <text:p>12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28" calcext:value-type="float">
            <text:p>128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6" calcext:value-type="float">
            <text:p>126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26" calcext:value-type="float">
            <text:p>126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20" calcext:value-type="float">
            <text:p>120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18" calcext:value-type="float">
            <text:p>118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18" calcext:value-type="float">
            <text:p>118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16" calcext:value-type="float">
            <text:p>116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4" calcext:value-type="float">
            <text:p>114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14" calcext:value-type="float">
            <text:p>114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12" calcext:value-type="float">
            <text:p>112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12" calcext:value-type="float">
            <text:p>112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0" calcext:value-type="float">
            <text:p>110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10" calcext:value-type="float">
            <text:p>110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0" calcext:value-type="float">
            <text:p>110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0" calcext:value-type="float">
            <text:p>110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10" calcext:value-type="float">
            <text:p>110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10" calcext:value-type="float">
            <text:p>110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10" calcext:value-type="float">
            <text:p>110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10" calcext:value-type="float">
            <text:p>11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10" calcext:value-type="float">
            <text:p>110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8" calcext:value-type="float">
            <text:p>108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08" calcext:value-type="float">
            <text:p>108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08" calcext:value-type="float">
            <text:p>108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08" calcext:value-type="float">
            <text:p>108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08" calcext:value-type="float">
            <text:p>108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06" calcext:value-type="float">
            <text:p>106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4" calcext:value-type="float">
            <text:p>104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4" calcext:value-type="float">
            <text:p>104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04" calcext:value-type="float">
            <text:p>104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02" calcext:value-type="float">
            <text:p>102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02" calcext:value-type="float">
            <text:p>102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2" calcext:value-type="float">
            <text:p>102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0" calcext:value-type="float">
            <text:p>100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00" calcext:value-type="float">
            <text:p>100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00" calcext:value-type="float">
            <text:p>100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100" calcext:value-type="float">
            <text:p>100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8" calcext:value-type="float">
            <text:p>98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98" calcext:value-type="float">
            <text:p>98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98" calcext:value-type="float">
            <text:p>98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98" calcext:value-type="float">
            <text:p>98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98" calcext:value-type="float">
            <text:p>98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98" calcext:value-type="float">
            <text:p>98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98" calcext:value-type="float">
            <text:p>98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98" calcext:value-type="float">
            <text:p>98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6" calcext:value-type="float">
            <text:p>96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96" calcext:value-type="float">
            <text:p>96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96" calcext:value-type="float">
            <text:p>96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96" calcext:value-type="float">
            <text:p>96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96" calcext:value-type="float">
            <text:p>96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96" calcext:value-type="float">
            <text:p>96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96" calcext:value-type="float">
            <text:p>96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96" calcext:value-type="float">
            <text:p>96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94" calcext:value-type="float">
            <text:p>94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92" calcext:value-type="float">
            <text:p>92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92" calcext:value-type="float">
            <text:p>92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92" calcext:value-type="float">
            <text:p>92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92" calcext:value-type="float">
            <text:p>92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90" calcext:value-type="float">
            <text:p>90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88" calcext:value-type="float">
            <text:p>88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6" calcext:value-type="float">
            <text:p>86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86" calcext:value-type="float">
            <text:p>86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6" calcext:value-type="float">
            <text:p>86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86" calcext:value-type="float">
            <text:p>86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86" calcext:value-type="float">
            <text:p>86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84" calcext:value-type="float">
            <text:p>84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84" calcext:value-type="float">
            <text:p>84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82" calcext:value-type="float">
            <text:p>82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82" calcext:value-type="float">
            <text:p>82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82" calcext:value-type="float">
            <text:p>82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82" calcext:value-type="float">
            <text:p>82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82" calcext:value-type="float">
            <text:p>82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82" calcext:value-type="float">
            <text:p>82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80" calcext:value-type="float">
            <text:p>80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8" calcext:value-type="float">
            <text:p>78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78" calcext:value-type="float">
            <text:p>78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78" calcext:value-type="float">
            <text:p>78</text:p>
          </table:table-cell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8" calcext:value-type="float">
            <text:p>78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78" calcext:value-type="float">
            <text:p>78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78" calcext:value-type="float">
            <text:p>78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78" calcext:value-type="float">
            <text:p>78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76" calcext:value-type="float">
            <text:p>76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76" calcext:value-type="float">
            <text:p>76</text:p>
          </table:table-cell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76" calcext:value-type="float">
            <text:p>76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76" calcext:value-type="float">
            <text:p>76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76" calcext:value-type="float">
            <text:p>76</text:p>
          </table:table-cell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74" calcext:value-type="float">
            <text:p>74</text:p>
          </table:table-cell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74" calcext:value-type="float">
            <text:p>74</text:p>
          </table:table-cell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74" calcext:value-type="float">
            <text:p>74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74" calcext:value-type="float">
            <text:p>74</text:p>
          </table:table-cell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74" calcext:value-type="float">
            <text:p>74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74" calcext:value-type="float">
            <text:p>74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72" calcext:value-type="float">
            <text:p>72</text:p>
          </table:table-cell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72" calcext:value-type="float">
            <text:p>72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72" calcext:value-type="float">
            <text:p>72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72" calcext:value-type="float">
            <text:p>72</text:p>
          </table:table-cell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72" calcext:value-type="float">
            <text:p>72</text:p>
          </table:table-cell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72" calcext:value-type="float">
            <text:p>72</text:p>
          </table:table-cell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72" calcext:value-type="float">
            <text:p>72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0" calcext:value-type="float">
            <text:p>70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70" calcext:value-type="float">
            <text:p>70</text:p>
          </table:table-cell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70" calcext:value-type="float">
            <text:p>70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70" calcext:value-type="float">
            <text:p>70</text:p>
          </table:table-cell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70" calcext:value-type="float">
            <text:p>70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70" calcext:value-type="float">
            <text:p>70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8" calcext:value-type="float">
            <text:p>68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8" calcext:value-type="float">
            <text:p>68</text:p>
          </table:table-cell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8" calcext:value-type="float">
            <text:p>68</text:p>
          </table:table-cell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8" calcext:value-type="float">
            <text:p>68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8" calcext:value-type="float">
            <text:p>6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8" calcext:value-type="float">
            <text:p>68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8" calcext:value-type="float">
            <text:p>68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" calcext:value-type="float">
            <text:p>66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6" calcext:value-type="float">
            <text:p>66</text:p>
          </table:table-cell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4" calcext:value-type="float">
            <text:p>64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64" calcext:value-type="float">
            <text:p>64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62" calcext:value-type="float">
            <text:p>62</text:p>
          </table:table-cell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2" calcext:value-type="float">
            <text:p>62</text:p>
          </table:table-cell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2" calcext:value-type="float">
            <text:p>62</text:p>
          </table:table-cell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2" calcext:value-type="float">
            <text:p>62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60" calcext:value-type="float">
            <text:p>60</text:p>
          </table:table-cell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0" calcext:value-type="float">
            <text:p>60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0" calcext:value-type="float">
            <text:p>60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60" calcext:value-type="float">
            <text:p>60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0" calcext:value-type="float">
            <text:p>60</text:p>
          </table:table-cell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58" calcext:value-type="float">
            <text:p>58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58" calcext:value-type="float">
            <text:p>58</text:p>
          </table:table-cell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58" calcext:value-type="float">
            <text:p>58</text:p>
          </table:table-cell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58" calcext:value-type="float">
            <text:p>58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8" calcext:value-type="float">
            <text:p>58</text:p>
          </table:table-cell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6" calcext:value-type="float">
            <text:p>56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56" calcext:value-type="float">
            <text:p>56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6" calcext:value-type="float">
            <text:p>56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56" calcext:value-type="float">
            <text:p>56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54" calcext:value-type="float">
            <text:p>54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4" calcext:value-type="float">
            <text:p>54</text:p>
          </table:table-cell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54" calcext:value-type="float">
            <text:p>54</text:p>
          </table:table-cell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52" calcext:value-type="float">
            <text:p>52</text:p>
          </table:table-cell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52" calcext:value-type="float">
            <text:p>52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52" calcext:value-type="float">
            <text:p>52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52" calcext:value-type="float">
            <text:p>52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50" calcext:value-type="float">
            <text:p>50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8" calcext:value-type="float">
            <text:p>48</text:p>
          </table:table-cell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8" calcext:value-type="float">
            <text:p>48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8" calcext:value-type="float">
            <text:p>48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8" calcext:value-type="float">
            <text:p>48</text:p>
          </table:table-cell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8" calcext:value-type="float">
            <text:p>48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8" calcext:value-type="float">
            <text:p>48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6" calcext:value-type="float">
            <text:p>46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6" calcext:value-type="float">
            <text:p>46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6" calcext:value-type="float">
            <text:p>46</text:p>
          </table:table-cell>
          <table:table-cell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6" calcext:value-type="float">
            <text:p>46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6" calcext:value-type="float">
            <text:p>46</text:p>
          </table:table-cell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6" calcext:value-type="float">
            <text:p>46</text:p>
          </table:table-cell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6" calcext:value-type="float">
            <text:p>46</text:p>
          </table:table-cell>
          <table:table-cell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46" calcext:value-type="float">
            <text:p>46</text:p>
          </table:table-cell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4" calcext:value-type="float">
            <text:p>44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4" calcext:value-type="float">
            <text:p>44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4" calcext:value-type="float">
            <text:p>44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4" calcext:value-type="float">
            <text:p>44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2" calcext:value-type="float">
            <text:p>42</text:p>
          </table:table-cell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2" calcext:value-type="float">
            <text:p>42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42" calcext:value-type="float">
            <text:p>42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2" calcext:value-type="float">
            <text:p>42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2" calcext:value-type="float">
            <text:p>42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0" calcext:value-type="float">
            <text:p>40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0" calcext:value-type="float">
            <text:p>40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0" calcext:value-type="float">
            <text:p>40</text:p>
          </table:table-cell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0" calcext:value-type="float">
            <text:p>40</text:p>
          </table:table-cell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0" calcext:value-type="float">
            <text:p>40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38" calcext:value-type="float">
            <text:p>38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38" calcext:value-type="float">
            <text:p>38</text:p>
          </table:table-cell>
          <table:table-cell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38" calcext:value-type="float">
            <text:p>38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8" calcext:value-type="float">
            <text:p>38</text:p>
          </table:table-cell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38" calcext:value-type="float">
            <text:p>38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38" calcext:value-type="float">
            <text:p>38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38" calcext:value-type="float">
            <text:p>38</text:p>
          </table:table-cell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36" calcext:value-type="float">
            <text:p>36</text:p>
          </table:table-cell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6" calcext:value-type="float">
            <text:p>36</text:p>
          </table:table-cell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6" calcext:value-type="float">
            <text:p>36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6" calcext:value-type="float">
            <text:p>36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36" calcext:value-type="float">
            <text:p>36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6" calcext:value-type="float">
            <text:p>36</text:p>
          </table:table-cell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36" calcext:value-type="float">
            <text:p>36</text:p>
          </table:table-cell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36" calcext:value-type="float">
            <text:p>36</text:p>
          </table:table-cell>
          <table:table-cell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6" calcext:value-type="float">
            <text:p>36</text:p>
          </table:table-cell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6" calcext:value-type="float">
            <text:p>36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34" calcext:value-type="float">
            <text:p>34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4" calcext:value-type="float">
            <text:p>34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34" calcext:value-type="float">
            <text:p>34</text:p>
          </table:table-cell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34" calcext:value-type="float">
            <text:p>34</text:p>
          </table:table-cell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4" calcext:value-type="float">
            <text:p>34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4" calcext:value-type="float">
            <text:p>34</text:p>
          </table:table-cell>
          <table:table-cell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4" calcext:value-type="float">
            <text:p>34</text:p>
          </table:table-cell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4" calcext:value-type="float">
            <text:p>34</text:p>
          </table:table-cell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4" calcext:value-type="float">
            <text:p>34</text:p>
          </table:table-cell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4" calcext:value-type="float">
            <text:p>34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4" calcext:value-type="float">
            <text:p>34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4" calcext:value-type="float">
            <text:p>34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2" calcext:value-type="float">
            <text:p>32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2" calcext:value-type="float">
            <text:p>32</text:p>
          </table:table-cell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2" calcext:value-type="float">
            <text:p>32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2" calcext:value-type="float">
            <text:p>32</text:p>
          </table:table-cell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2" calcext:value-type="float">
            <text:p>32</text:p>
          </table:table-cell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2" calcext:value-type="float">
            <text:p>32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2" calcext:value-type="float">
            <text:p>32</text:p>
          </table:table-cell>
          <table:table-cell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32" calcext:value-type="float">
            <text:p>32</text:p>
          </table:table-cell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2" calcext:value-type="float">
            <text:p>32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30" calcext:value-type="float">
            <text:p>30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0" calcext:value-type="float">
            <text:p>30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0" calcext:value-type="float">
            <text:p>30</text:p>
          </table:table-cell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30" calcext:value-type="float">
            <text:p>30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0" calcext:value-type="float">
            <text:p>30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30" calcext:value-type="float">
            <text:p>30</text:p>
          </table:table-cell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0" calcext:value-type="float">
            <text:p>3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30" calcext:value-type="float">
            <text:p>30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30" calcext:value-type="float">
            <text:p>30</text:p>
          </table:table-cell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8" calcext:value-type="float">
            <text:p>28</text:p>
          </table:table-cell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8" calcext:value-type="float">
            <text:p>28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8" calcext:value-type="float">
            <text:p>28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8" calcext:value-type="float">
            <text:p>28</text:p>
          </table:table-cell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8" calcext:value-type="float">
            <text:p>28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6" calcext:value-type="float">
            <text:p>26</text:p>
          </table:table-cell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6" calcext:value-type="float">
            <text:p>26</text:p>
          </table:table-cell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6" calcext:value-type="float">
            <text:p>26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6" calcext:value-type="float">
            <text:p>26</text:p>
          </table:table-cell>
          <table:table-cell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6" calcext:value-type="float">
            <text:p>26</text:p>
          </table:table-cell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26" calcext:value-type="float">
            <text:p>26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4" calcext:value-type="float">
            <text:p>24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4" calcext:value-type="float">
            <text:p>24</text:p>
          </table:table-cell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4" calcext:value-type="float">
            <text:p>24</text:p>
          </table:table-cell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4" calcext:value-type="float">
            <text:p>24</text:p>
          </table:table-cell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" calcext:value-type="float">
            <text:p>24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2" calcext:value-type="float">
            <text:p>22</text:p>
          </table:table-cell>
          <table:table-cell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2" calcext:value-type="float">
            <text:p>22</text:p>
          </table:table-cell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2" calcext:value-type="float">
            <text:p>22</text:p>
          </table:table-cell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2" calcext:value-type="float">
            <text:p>22</text:p>
          </table:table-cell>
          <table:table-cell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2" calcext:value-type="float">
            <text:p>22</text:p>
          </table:table-cell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2" calcext:value-type="float">
            <text:p>22</text:p>
          </table:table-cell>
          <table:table-cell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2" calcext:value-type="float">
            <text:p>22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" calcext:value-type="float">
            <text:p>20</text:p>
          </table:table-cell>
          <table:table-cell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" calcext:value-type="float">
            <text:p>20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0" calcext:value-type="float">
            <text:p>20</text:p>
          </table:table-cell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0" calcext:value-type="float">
            <text:p>20</text:p>
          </table:table-cell>
          <table:table-cell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8" calcext:value-type="float">
            <text:p>18</text:p>
          </table:table-cell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" calcext:value-type="float">
            <text:p>18</text:p>
          </table:table-cell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8" calcext:value-type="float">
            <text:p>18</text:p>
          </table:table-cell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8" calcext:value-type="float">
            <text:p>18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8" calcext:value-type="float">
            <text:p>18</text:p>
          </table:table-cell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8" calcext:value-type="float">
            <text:p>18</text:p>
          </table:table-cell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8" calcext:value-type="float">
            <text:p>18</text:p>
          </table:table-cell>
          <table:table-cell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6" calcext:value-type="float">
            <text:p>16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6" calcext:value-type="float">
            <text:p>16</text:p>
          </table:table-cell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6" calcext:value-type="float">
            <text:p>16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6" calcext:value-type="float">
            <text:p>16</text:p>
          </table:table-cell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6" calcext:value-type="float">
            <text:p>16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6" calcext:value-type="float">
            <text:p>16</text:p>
          </table:table-cell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6" calcext:value-type="float">
            <text:p>16</text:p>
          </table:table-cell>
          <table:table-cell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6" calcext:value-type="float">
            <text:p>16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4" calcext:value-type="float">
            <text:p>14</text:p>
          </table:table-cell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4" calcext:value-type="float">
            <text:p>14</text:p>
          </table:table-cell>
          <table:table-cell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4" calcext:value-type="float">
            <text:p>14</text:p>
          </table:table-cell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4" calcext:value-type="float">
            <text:p>14</text:p>
          </table:table-cell>
          <table:table-cell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4" calcext:value-type="float">
            <text:p>14</text:p>
          </table:table-cell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4" calcext:value-type="float">
            <text:p>14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4" calcext:value-type="float">
            <text:p>14</text:p>
          </table:table-cell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4" calcext:value-type="float">
            <text:p>14</text:p>
          </table:table-cell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14" calcext:value-type="float">
            <text:p>14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4" calcext:value-type="float">
            <text:p>14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2" calcext:value-type="float">
            <text:p>12</text:p>
          </table:table-cell>
          <table:table-cell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" calcext:value-type="float">
            <text:p>12</text:p>
          </table:table-cell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2" calcext:value-type="float">
            <text:p>12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2" calcext:value-type="float">
            <text:p>12</text:p>
          </table:table-cell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2" calcext:value-type="float">
            <text:p>12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0" calcext:value-type="float">
            <text:p>10</text:p>
          </table:table-cell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0" calcext:value-type="float">
            <text:p>10</text:p>
          </table:table-cell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" calcext:value-type="float">
            <text:p>8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8" calcext:value-type="float">
            <text:p>8</text:p>
          </table:table-cell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8" calcext:value-type="float">
            <text:p>8</text:p>
          </table:table-cell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8" calcext:value-type="float">
            <text:p>8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" calcext:value-type="float">
            <text:p>6</text:p>
          </table:table-cell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6" calcext:value-type="float">
            <text:p>6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" calcext:value-type="float">
            <text:p>6</text:p>
          </table:table-cell>
          <table:table-cell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" calcext:value-type="float">
            <text:p>6</text:p>
          </table:table-cell>
          <table:table-cell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" calcext:value-type="float">
            <text:p>4</text:p>
          </table:table-cell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" calcext:value-type="float">
            <text:p>2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</text:p>
          </table:table-cell>
          <table:table-cell table:formula="of:= SLOPE(LN([.B916:.B975]);LN([.C916:.C975]))" office:value-type="float" office:value="-0.893589554645933" calcext:value-type="float">
            <text:p>-0.8935895546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b</text:p>
          </table:table-cell>
          <table:table-cell table:style-name="ce1" table:formula="of:= EXP(INTERCEPT(LN([.B916:.B975]);LN([.C916:.C975])))" office:value-type="float" office:value="152.936774305387" calcext:value-type="float">
            <text:p>152.9367743054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^2</text:p>
          </table:table-cell>
          <table:table-cell table:formula="of:= RSQ(LN([.B916:.B975]);LN([.C916:.C975]))" office:value-type="float" office:value="0.817050219799378" calcext:value-type="float">
            <text:p>0.8170502198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916:Sheet1.B9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9:01:29.70662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eavers</meta:initial-creator>
    <meta:creation-date>2015-02-22T17:03:07.208730362</meta:creation-date>
    <dc:date>2015-02-22T19:27:51.334487260</dc:date>
    <dc:creator>James Beavers</dc:creator>
    <meta:editing-duration>PT1H35M31S</meta:editing-duration>
    <meta:editing-cycles>2</meta:editing-cycles>
    <meta:generator>LibreOffice/4.2.8.2$Linux_X86_64 LibreOffice_project/420$Build-2</meta:generator>
    <meta:document-statistic meta:table-count="1" meta:cell-count="27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97cm" svg:height="16.603cm" xlink:href=".." xlink:type="simple" chart:class="chart:line" chart:style-name="ch1">
        <chart:title svg:x="10.575cm" svg:y="0.468cm" chart:style-name="ch2">
          <text:p>Ego 0 - w/o Ego in Circles</text:p>
        </chart:title>
        <chart:legend chart:legend-position="end" svg:x="22.83cm" svg:y="7.753cm" style:legend-expansion="high" chart:style-name="ch3"/>
        <chart:plot-area chart:style-name="ch4" table:cell-range-address="Sheet1.A1:Sheet1.C25" chart:data-source-has-labels="both" svg:x="0.527cm" svg:y="1.579cm" svg:width="21.776cm" svg:height="14.692cm">
          <chartooo:coordinate-region svg:x="1.334cm" svg:y="1.779cm" svg:width="20.689cm" svg:height="13.845cm"/>
          <chart:axis chart:dimension="x" chart:name="primary-x" chart:style-name="ch5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2:Sheet1.C25" chart:label-cell-address="Sheet1.C1:Sheet1.C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# common att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2:Sheet1.A25</svg:desc>
                </draw:g>
              </table:table-cell>
              <table:table-cell office:value-type="float" office:value="1">
                <text:p>1</text:p>
                <draw:g>
                  <svg:desc>Sheet1.B2:Sheet1.B25</svg:desc>
                </draw:g>
              </table:table-cell>
              <table:table-cell office:value-type="float" office:value="14">
                <text:p>14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425cm" svg:height="14.502cm" xlink:href=".." xlink:type="simple" chart:class="chart:line" chart:style-name="ch1">
        <chart:title svg:x="10.232cm" svg:y="0.426cm" chart:style-name="ch2">
          <text:p>Ego 1684 - w/o Ego in Circles</text:p>
        </chart:title>
        <chart:legend chart:legend-position="end" svg:x="22.858cm" svg:y="6.703cm" style:legend-expansion="high" chart:style-name="ch3"/>
        <chart:plot-area chart:style-name="ch4" table:cell-range-address="Sheet1.A28:Sheet1.C44 Sheet1.B1:Sheet1.C1" chart:data-source-has-labels="both" svg:x="0.528cm" svg:y="1.495cm" svg:width="21.802cm" svg:height="12.717cm">
          <chartooo:coordinate-region svg:x="1.335cm" svg:y="1.694cm" svg:width="20.715cm" svg:height="11.871cm"/>
          <chart:axis chart:dimension="x" chart:name="primary-x" chart:style-name="ch5" chartooo:axis-type="auto">
            <chartooo:date-scale/>
            <chart:categories table:cell-range-address="Sheet1.A28:Sheet1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44" chart:label-cell-address="Sheet1.B1:Sheet1.B1" chart:class="chart:line">
            <chart:data-point chart:repeated="17"/>
          </chart:series>
          <chart:series chart:style-name="ch8" chart:values-cell-range-address="Sheet1.C28:Sheet1.C44" chart:label-cell-address="Sheet1.C1:Sheet1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# common att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3</text:p>
                <draw:g>
                  <svg:desc>Sheet1.A28:Sheet1.A44</svg:desc>
                </draw:g>
              </table:table-cell>
              <table:table-cell office:value-type="float" office:value="2">
                <text:p>2</text:p>
                <draw:g>
                  <svg:desc>Sheet1.B28:Sheet1.B44</svg:desc>
                </draw:g>
              </table:table-cell>
              <table:table-cell office:value-type="float" office:value="2">
                <text:p>2</text:p>
                <draw:g>
                  <svg:desc>Sheet1.C28:Sheet1.C44</svg:desc>
                </draw:g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51cm" svg:height="14.722cm" xlink:href=".." xlink:type="simple" chart:class="chart:line" chart:style-name="ch1">
        <chart:title svg:x="11.033cm" svg:y="0.43cm" chart:style-name="ch2">
          <text:p>Ego 0 - With Ego in Circles</text:p>
        </chart:title>
        <chart:legend chart:legend-position="end" svg:x="23.984cm" svg:y="6.813cm" style:legend-expansion="high" chart:style-name="ch3"/>
        <chart:plot-area chart:style-name="ch4" table:cell-range-address="Sheet1.A77:Sheet1.C100 Sheet1.B1:Sheet1.C1" chart:data-source-has-labels="both" svg:x="0.551cm" svg:y="1.503cm" svg:width="22.882cm" svg:height="12.925cm">
          <chartooo:coordinate-region svg:x="1.358cm" svg:y="1.702cm" svg:width="21.795cm" svg:height="12.079cm"/>
          <chart:axis chart:dimension="x" chart:name="primary-x" chart:style-name="ch5" chartooo:axis-type="auto">
            <chartooo:date-scale/>
            <chart:categories table:cell-range-address="Sheet1.A77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7:Sheet1.B100" chart:label-cell-address="Sheet1.B1:Sheet1.B1" chart:class="chart:line">
            <chart:data-point chart:repeated="24"/>
          </chart:series>
          <chart:series chart:style-name="ch8" chart:values-cell-range-address="Sheet1.C77:Sheet1.C100" chart:label-cell-address="Sheet1.C1:Sheet1.C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# common att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Sheet1.A77:Sheet1.A100</svg:desc>
                </draw:g>
              </table:table-cell>
              <table:table-cell office:value-type="float" office:value="2">
                <text:p>2</text:p>
                <draw:g>
                  <svg:desc>Sheet1.B77:Sheet1.B100</svg:desc>
                </draw:g>
              </table:table-cell>
              <table:table-cell office:value-type="float" office:value="6">
                <text:p>6</text:p>
                <draw:g>
                  <svg:desc>Sheet1.C77:Sheet1.C100</svg:desc>
                </draw:g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57cm" svg:height="17.266cm" xlink:href=".." xlink:type="simple" chart:class="chart:line" chart:style-name="ch1">
        <chart:title svg:x="10.628cm" svg:y="0.481cm" chart:style-name="ch2">
          <text:p>Ego 1684 - With Ego in Circles</text:p>
        </chart:title>
        <chart:legend chart:legend-position="end" svg:x="23.89cm" svg:y="8.085cm" style:legend-expansion="high" chart:style-name="ch3"/>
        <chart:plot-area chart:style-name="ch4" table:cell-range-address="Sheet1.A105:Sheet1.C121 Sheet1.B1:Sheet1.C1" chart:data-source-has-labels="both" svg:x="0.549cm" svg:y="1.605cm" svg:width="22.792cm" svg:height="15.316cm">
          <chartooo:coordinate-region svg:x="1.356cm" svg:y="1.804cm" svg:width="21.705cm" svg:height="14.47cm"/>
          <chart:axis chart:dimension="x" chart:name="primary-x" chart:style-name="ch5" chartooo:axis-type="auto">
            <chartooo:date-scale/>
            <chart:categories table:cell-range-address="Sheet1.A105:Sheet1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5:Sheet1.B121" chart:label-cell-address="Sheet1.B1:Sheet1.B1" chart:class="chart:line">
            <chart:data-point chart:repeated="17"/>
          </chart:series>
          <chart:series chart:style-name="ch8" chart:values-cell-range-address="Sheet1.C105:Sheet1.C121" chart:label-cell-address="Sheet1.C1:Sheet1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1.B1:Sheet1.B1</svg:desc>
                </draw:g>
              </table:table-cell>
              <table:table-cell office:value-type="string">
                <text:p># common att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3</text:p>
                <draw:g>
                  <svg:desc>Sheet1.A105:Sheet1.A121</svg:desc>
                </draw:g>
              </table:table-cell>
              <table:table-cell office:value-type="float" office:value="3">
                <text:p>3</text:p>
                <draw:g>
                  <svg:desc>Sheet1.B105:Sheet1.B121</svg:desc>
                </draw:g>
              </table:table-cell>
              <table:table-cell office:value-type="float" office:value="2">
                <text:p>2</text:p>
                <draw:g>
                  <svg:desc>Sheet1.C105:Sheet1.C121</svg:desc>
                </draw:g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7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2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515cm" svg:height="16.629cm" xlink:href=".." xlink:type="simple" chart:class="chart:line" chart:style-name="ch1">
        <chart:title svg:x="10.245cm" svg:y="0.468cm" chart:style-name="ch2">
          <text:p>Ego 1912 - Degree of Nodes Distribution</text:p>
        </chart:title>
        <chart:legend chart:legend-position="end" svg:x="26.139cm" svg:y="8.015cm" style:legend-expansion="high" chart:style-name="ch3"/>
        <chart:plot-area chart:style-name="ch4" table:cell-range-address="Sheet1.B156:Sheet1.B912" chart:data-source-has-labels="row" svg:x="0.57cm" svg:y="1.579cm" svg:width="24.999cm" svg:height="14.718cm">
          <chartooo:coordinate-region svg:x="1.562cm" svg:y="1.778cm" svg:width="24.007cm" svg:height="13.5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57:Sheet1.B912" chart:label-cell-address="Sheet1.B156:Sheet1.B156" chart:class="chart:line">
            <chart:data-point chart:repeated="7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</text:p>
                <draw:g>
                  <svg:desc>Sheet1.B156:Sheet1.B1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">
                <text:p>1510</text:p>
                <draw:g>
                  <svg:desc>Sheet1.B157:Sheet1.B9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91cm" svg:height="16.15cm" xlink:href=".." xlink:type="simple" chart:class="chart:line" chart:style-name="ch1">
        <chart:title svg:x="10.733cm" svg:y="0.459cm" chart:style-name="ch2">
          <text:p>Ego 3980 - Degree of Nodes Distribution</text:p>
        </chart:title>
        <chart:legend chart:legend-position="end" svg:x="27.115cm" svg:y="7.776cm" style:legend-expansion="high" chart:style-name="ch3"/>
        <chart:plot-area chart:style-name="ch4" table:cell-range-address="Sheet1.B156:Sheet1.B156 Sheet1.B916:Sheet1.B975" chart:data-source-has-labels="row" svg:x="0.589cm" svg:y="1.561cm" svg:width="25.937cm" svg:height="14.266cm">
          <chartooo:coordinate-region svg:x="1.396cm" svg:y="1.76cm" svg:width="24.943cm" svg:height="13.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916:Sheet1.B975" chart:label-cell-address="Sheet1.B156:Sheet1.B156" chart:class="chart:line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</text:p>
                <draw:g>
                  <svg:desc>Sheet1.B156:Sheet1.B1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">
                <text:p>118</text:p>
                <draw:g>
                  <svg:desc>Sheet1.B916:Sheet1.B9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